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hello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编号&gt;</text:page-number></text:span><text:span text:style-name="MT2"> </text:span><text:span text:style-name="MT2"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编号&gt;</text:page-number></text:span><text:span text:style-name="MT2"> </text:span><text:span text:style-name="MT2"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30T23:12:57.564642529</meta:creation-date>
    <meta:editing-duration>PT25S</meta:editing-duration>
    <meta:editing-cycles>2</meta:editing-cycles>
    <meta:generator>LibreOffice/5.3.1.2$Linux_X86_64 LibreOffice_project/30m0$Build-2</meta:generator>
    <dc:date>2017-09-30T23:13:21.033846220</dc:date>
    <meta:document-statistic meta:object-count="4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Violet" draw:color="#9999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Violet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Violet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Violet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Violet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Violet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Violet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Violet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Violet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Violet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Violet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